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e6a4d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9dc3e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3" style:parent-style-name="Graphics">
      <style:graphic-properties draw:fill="none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bdd7e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a-de-título" presentation:presentation-page-layout-name="Master1-PPL1" draw:id="Slide-256">
        <draw:custom-shape svg:x="2.88135in" svg:y="0.54237in" svg:width="3.30272in" svg:height="3.39686in" draw:id="id63" draw:style-name="a383" draw:name="Elipse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10169in" svg:y="0.78655in" svg:width="2.86204in" svg:height="2.97264in" draw:id="id64" draw:style-name="a386" draw:name="Elipse 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65" presentation:style-name="a387" draw:name="Título 1" svg:x="1.66667in" svg:y="1.22743in" svg:width="10in" svg:height="2.61111in" presentation:class="title" presentation:placeholder="true">
          <draw:text-box/>
          <svg:title/>
          <svg:desc/>
        </draw:frame>
        <draw:frame draw:id="id66" presentation:style-name="a388" draw:name="Subtítulo 2" svg:x="1.66667in" svg:y="3.93924in" svg:width="10in" svg:height="1.81076in" presentation:class="subtitle" presentation:placeholder="true">
          <draw:text-box/>
          <svg:title/>
          <svg:desc/>
        </draw:frame>
        <draw:custom-shape svg:x="0.97659in" svg:y="2.26578in" svg:width="7.14205in" svg:height="1.67345in" draw:id="id67" draw:style-name="a392" draw:name="Cinta: inclinada hacia abajo 4">
          <svg:title/>
          <svg:desc/>
          <text:p text:style-name="a391" text:class-names="" text:cond-style-name=""><text:span text:style-name="a389" text:class-names="">La Pastelería de Ana Pi</text:span><text:span text:style-name="a390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L ?f24 ?f5 A ?f72 ?f73 ?f74 ?f75 ?f24 ?f5 ?f69 ?f71  W ?f76 ?f77 ?f78 ?f79 ?f24 ?f5 ?f69 ?f71 L ?f20 ?f26 A ?f106 ?f107 ?f108 ?f109 ?f20 ?f26 ?f103 ?f105  W ?f110 ?f111 ?f112 ?f113 ?f20 ?f26 ?f103 ?f105 L ?f21 ?f27 A ?f149 ?f150 ?f151 ?f152 ?f21 ?f27 ?f146 ?f148  W ?f153 ?f154 ?f155 ?f156 ?f21 ?f27 ?f146 ?f148 L ?f25 ?f26 A ?f179 ?f180 ?f181 ?f182 ?f25 ?f26 ?f176 ?f178  W ?f183 ?f184 ?f185 ?f186 ?f25 ?f26 ?f176 ?f178 L ?f4 ?f5 ?f16 ?f29 ?f4 ?f28 ?f19 ?f28 ?f19 ?f31 A ?f226 ?f227 ?f228 ?f229 ?f19 ?f31 ?f223 ?f225  W ?f230 ?f231 ?f232 ?f233 ?f19 ?f31 ?f223 ?f225 L ?f20 ?f6 A ?f256 ?f257 ?f258 ?f259 ?f20 ?f6 ?f253 ?f255  W ?f260 ?f261 ?f262 ?f263 ?f20 ?f6 ?f253 ?f255 L ?f18 ?f28 ?f3 ?f28 ?f10 ?f29 Z N S M ?f22 ?f30 A ?f272 ?f273 ?f274 ?f275 ?f22 ?f30 ?f270 ?f271  W ?f276 ?f277 ?f278 ?f279 ?f22 ?f30 ?f270 ?f271 L ?f20 ?f26 A ?f106 ?f107 ?f108 ?f109 ?f20 ?f26 ?f103 ?f105  W ?f110 ?f111 ?f112 ?f113 ?f20 ?f26 ?f103 ?f105 L ?f22 ?f27 Z M ?f23 ?f30 A ?f319 ?f320 ?f321 ?f322 ?f23 ?f30 ?f316 ?f318  W ?f323 ?f324 ?f325 ?f326 ?f23 ?f30 ?f316 ?f318 L ?f21 ?f26 A ?f332 ?f333 ?f334 ?f335 ?f21 ?f26 ?f330 ?f331  W ?f336 ?f337 ?f338 ?f339 ?f21 ?f26 ?f330 ?f331 L ?f23 ?f27 Z N F M ?f3 ?f5 L ?f24 ?f5 A ?f72 ?f73 ?f74 ?f75 ?f24 ?f5 ?f69 ?f71  W ?f76 ?f77 ?f78 ?f79 ?f24 ?f5 ?f69 ?f71 L ?f20 ?f26 A ?f106 ?f107 ?f108 ?f109 ?f20 ?f26 ?f103 ?f105  W ?f110 ?f111 ?f112 ?f113 ?f20 ?f26 ?f103 ?f105 L ?f21 ?f27 A ?f149 ?f150 ?f151 ?f152 ?f21 ?f27 ?f146 ?f148  W ?f153 ?f154 ?f155 ?f156 ?f21 ?f27 ?f146 ?f148 L ?f25 ?f26 A ?f179 ?f180 ?f181 ?f182 ?f25 ?f26 ?f176 ?f178  W ?f183 ?f184 ?f185 ?f186 ?f25 ?f26 ?f176 ?f178 L ?f4 ?f5 ?f16 ?f29 ?f4 ?f28 ?f19 ?f28 ?f19 ?f31 A ?f226 ?f227 ?f228 ?f229 ?f19 ?f31 ?f223 ?f225  W ?f230 ?f231 ?f232 ?f233 ?f19 ?f31 ?f223 ?f225 L ?f20 ?f6 A ?f256 ?f257 ?f258 ?f259 ?f20 ?f6 ?f253 ?f255  W ?f260 ?f261 ?f262 ?f263 ?f20 ?f6 ?f253 ?f255 L ?f18 ?f28 ?f3 ?f28 ?f10 ?f29 Z M ?f22 ?f30 L ?f22 ?f27 M ?f23 ?f27 L ?f23 ?f30 M ?f18 ?f28 L ?f18 ?f32 M ?f19 ?f32 L ?f19 ?f28 N" draw:text-areas="?f18 ?f27 ?f19 ?f6" draw:glue-points="?f12 ?f27 ?f10 ?f29 ?f16 ?f29" draw:glue-point-leaving-directions="-360, -270, -90" draw:modifiers="33333 69912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8 / 8"/>
            <draw:equation draw:name="f11" draw:formula="?f8 / 32"/>
            <draw:equation draw:name="f12" draw:formula="?f3 + ?f9"/>
            <draw:equation draw:name="f13" draw:formula="5419351 / 1725033"/>
            <draw:equation draw:name="f14" draw:formula="$0"/>
            <draw:equation draw:name="f15" draw:formula="$1"/>
            <draw:equation draw:name="f16" draw:formula="?f4 - ?f10"/>
            <draw:equation draw:name="f17" draw:formula="?f8 * ?f15 / 200000"/>
            <draw:equation draw:name="f18" draw:formula="?f12 - ?f17"/>
            <draw:equation draw:name="f19" draw:formula="?f12 + ?f17"/>
            <draw:equation draw:name="f20" draw:formula="?f18 + ?f11"/>
            <draw:equation draw:name="f21" draw:formula="?f19 - ?f11"/>
            <draw:equation draw:name="f22" draw:formula="?f18 + ?f10"/>
            <draw:equation draw:name="f23" draw:formula="?f19 - ?f10"/>
            <draw:equation draw:name="f24" draw:formula="?f22 - ?f11"/>
            <draw:equation draw:name="f25" draw:formula="?f23 + ?f11"/>
            <draw:equation draw:name="f26" draw:formula="?f7 * ?f14 / 200000"/>
            <draw:equation draw:name="f27" draw:formula="?f7 * ?f14 / 100000"/>
            <draw:equation draw:name="f28" draw:formula="?f6 - ?f27"/>
            <draw:equation draw:name="f29" draw:formula="?f28 / 2"/>
            <draw:equation draw:name="f30" draw:formula="?f7 * ?f14 / 400000"/>
            <draw:equation draw:name="f31" draw:formula="?f6 - ?f30"/>
            <draw:equation draw:name="f32" draw:formula="?f27 - ?f30"/>
            <draw:equation draw:name="f33" draw:formula="21550000 - ?f1"/>
            <draw:equation draw:name="f34" draw:formula="if(?f33, ?f1, 21550000)"/>
            <draw:equation draw:name="f35" draw:formula="-21550000 - ?f34"/>
            <draw:equation draw:name="f36" draw:formula="if(?f35, -21550000, ?f34)"/>
            <draw:equation draw:name="f37" draw:formula="?f0 + ?f36"/>
            <draw:equation draw:name="f38" draw:formula="?f0 + ?f2"/>
            <draw:equation draw:name="f39" draw:formula="?f38 * ?f13 / ?f1"/>
            <draw:equation draw:name="f40" draw:formula="0 - ?f39"/>
            <draw:equation draw:name="f41" draw:formula="cos(?f40)"/>
            <draw:equation draw:name="f42" draw:formula="0 - ?f41"/>
            <draw:equation draw:name="f43" draw:formula="?f42 * ?f11"/>
            <draw:equation draw:name="f44" draw:formula="sin(?f40)"/>
            <draw:equation draw:name="f45" draw:formula="0 - ?f44"/>
            <draw:equation draw:name="f46" draw:formula="?f45 * ?f30"/>
            <draw:equation draw:name="f47" draw:formula="sqrt(?f43 * ?f43 + ?f46 * ?f46 + 0 * 0)"/>
            <draw:equation draw:name="f48" draw:formula="?f11 * ?f30 / ?f47"/>
            <draw:equation draw:name="f49" draw:formula="?f45 * ?f48"/>
            <draw:equation draw:name="f50" draw:formula="?f24 - ?f49"/>
            <draw:equation draw:name="f51" draw:formula="?f42 * ?f48"/>
            <draw:equation draw:name="f52" draw:formula="?f5 - ?f51"/>
            <draw:equation draw:name="f53" draw:formula="?f50 - ?f11"/>
            <draw:equation draw:name="f54" draw:formula="?f52 - ?f30"/>
            <draw:equation draw:name="f55" draw:formula="?f50 + ?f11"/>
            <draw:equation draw:name="f56" draw:formula="?f52 + ?f30"/>
            <draw:equation draw:name="f57" draw:formula="?f37 + ?f2"/>
            <draw:equation draw:name="f58" draw:formula="?f57 * ?f13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11"/>
            <draw:equation draw:name="f63" draw:formula="sin(?f59)"/>
            <draw:equation draw:name="f64" draw:formula="0 - ?f63"/>
            <draw:equation draw:name="f65" draw:formula="?f64 * ?f30"/>
            <draw:equation draw:name="f66" draw:formula="sqrt(?f62 * ?f62 + ?f65 * ?f65 + 0 * 0)"/>
            <draw:equation draw:name="f67" draw:formula="?f11 * ?f3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?f24, ?f53)"/>
            <draw:equation draw:name="f73" draw:formula="if(?f36, ?f5, ?f54)"/>
            <draw:equation draw:name="f74" draw:formula="if(?f36, ?f24, ?f55)"/>
            <draw:equation draw:name="f75" draw:formula="if(?f36, ?f5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-10800000"/>
            <draw:equation draw:name="f81" draw:formula="if(?f80, -10800000, 21550000)"/>
            <draw:equation draw:name="f82" draw:formula="-21550000 - ?f81"/>
            <draw:equation draw:name="f83" draw:formula="if(?f82, -21550000, ?f81)"/>
            <draw:equation draw:name="f84" draw:formula="?f0 + ?f83"/>
            <draw:equation draw:name="f85" draw:formula="?f20 - ?f49"/>
            <draw:equation draw:name="f86" draw:formula="?f26 - ?f51"/>
            <draw:equation draw:name="f87" draw:formula="?f85 - ?f11"/>
            <draw:equation draw:name="f88" draw:formula="?f86 - ?f30"/>
            <draw:equation draw:name="f89" draw:formula="?f85 + ?f11"/>
            <draw:equation draw:name="f90" draw:formula="?f86 + ?f30"/>
            <draw:equation draw:name="f91" draw:formula="?f84 + ?f2"/>
            <draw:equation draw:name="f92" draw:formula="?f91 * ?f13 / ?f1"/>
            <draw:equation draw:name="f93" draw:formula="0 - ?f92"/>
            <draw:equation draw:name="f94" draw:formula="cos(?f93)"/>
            <draw:equation draw:name="f95" draw:formula="0 - ?f94"/>
            <draw:equation draw:name="f96" draw:formula="?f95 * ?f11"/>
            <draw:equation draw:name="f97" draw:formula="sin(?f93)"/>
            <draw:equation draw:name="f98" draw:formula="0 - ?f97"/>
            <draw:equation draw:name="f99" draw:formula="?f98 * ?f30"/>
            <draw:equation draw:name="f100" draw:formula="sqrt(?f96 * ?f96 + ?f99 * ?f99 + 0 * 0)"/>
            <draw:equation draw:name="f101" draw:formula="?f11 * ?f30 / ?f100"/>
            <draw:equation draw:name="f102" draw:formula="?f98 * ?f101"/>
            <draw:equation draw:name="f103" draw:formula="?f85 + ?f102"/>
            <draw:equation draw:name="f104" draw:formula="?f95 * ?f101"/>
            <draw:equation draw:name="f105" draw:formula="?f86 + ?f104"/>
            <draw:equation draw:name="f106" draw:formula="if(?f83, ?f20, ?f87)"/>
            <draw:equation draw:name="f107" draw:formula="if(?f83, ?f26, ?f88)"/>
            <draw:equation draw:name="f108" draw:formula="if(?f83, ?f20, ?f89)"/>
            <draw:equation draw:name="f109" draw:formula="if(?f83, ?f26, ?f90)"/>
            <draw:equation draw:name="f110" draw:formula="if(?f83, ?f87, ?f103)"/>
            <draw:equation draw:name="f111" draw:formula="if(?f83, ?f88, ?f105)"/>
            <draw:equation draw:name="f112" draw:formula="if(?f83, ?f89, ?f103)"/>
            <draw:equation draw:name="f113" draw:formula="if(?f83, ?f90, ?f105)"/>
            <draw:equation draw:name="f114" draw:formula="?f2 + ?f83"/>
            <draw:equation draw:name="f115" draw:formula="?f2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30"/>
            <draw:equation draw:name="f124" draw:formula="sqrt(?f120 * ?f120 + ?f123 * ?f123 + 0 * 0)"/>
            <draw:equation draw:name="f125" draw:formula="?f11 * ?f30 / ?f124"/>
            <draw:equation draw:name="f126" draw:formula="?f122 * ?f125"/>
            <draw:equation draw:name="f127" draw:formula="?f21 - ?f126"/>
            <draw:equation draw:name="f128" draw:formula="?f119 * ?f125"/>
            <draw:equation draw:name="f129" draw:formula="?f27 - ?f128"/>
            <draw:equation draw:name="f130" draw:formula="?f127 - ?f11"/>
            <draw:equation draw:name="f131" draw:formula="?f129 - ?f30"/>
            <draw:equation draw:name="f132" draw:formula="?f127 + ?f11"/>
            <draw:equation draw:name="f133" draw:formula="?f129 + ?f30"/>
            <draw:equation draw:name="f134" draw:formula="?f114 + ?f2"/>
            <draw:equation draw:name="f135" draw:formula="?f134 * ?f13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11"/>
            <draw:equation draw:name="f140" draw:formula="sin(?f136)"/>
            <draw:equation draw:name="f141" draw:formula="0 - ?f140"/>
            <draw:equation draw:name="f142" draw:formula="?f141 * ?f30"/>
            <draw:equation draw:name="f143" draw:formula="sqrt(?f139 * ?f139 + ?f142 * ?f142 + 0 * 0)"/>
            <draw:equation draw:name="f144" draw:formula="?f11 * ?f30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83, ?f21, ?f130)"/>
            <draw:equation draw:name="f150" draw:formula="if(?f83, ?f27, ?f131)"/>
            <draw:equation draw:name="f151" draw:formula="if(?f83, ?f21, ?f132)"/>
            <draw:equation draw:name="f152" draw:formula="if(?f83, ?f27, ?f133)"/>
            <draw:equation draw:name="f153" draw:formula="if(?f83, ?f130, ?f146)"/>
            <draw:equation draw:name="f154" draw:formula="if(?f83, ?f131, ?f148)"/>
            <draw:equation draw:name="f155" draw:formula="if(?f83, ?f132, ?f146)"/>
            <draw:equation draw:name="f156" draw:formula="if(?f83, ?f133, ?f148)"/>
            <draw:equation draw:name="f157" draw:formula="?f2 + ?f36"/>
            <draw:equation draw:name="f158" draw:formula="?f25 - ?f126"/>
            <draw:equation draw:name="f159" draw:formula="?f26 - ?f128"/>
            <draw:equation draw:name="f160" draw:formula="?f158 - ?f11"/>
            <draw:equation draw:name="f161" draw:formula="?f159 - ?f30"/>
            <draw:equation draw:name="f162" draw:formula="?f158 + ?f11"/>
            <draw:equation draw:name="f163" draw:formula="?f159 + ?f30"/>
            <draw:equation draw:name="f164" draw:formula="?f157 + ?f2"/>
            <draw:equation draw:name="f165" draw:formula="?f164 * ?f13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11"/>
            <draw:equation draw:name="f170" draw:formula="sin(?f166)"/>
            <draw:equation draw:name="f171" draw:formula="0 - ?f170"/>
            <draw:equation draw:name="f172" draw:formula="?f171 * ?f30"/>
            <draw:equation draw:name="f173" draw:formula="sqrt(?f169 * ?f169 + ?f172 * ?f172 + 0 * 0)"/>
            <draw:equation draw:name="f174" draw:formula="?f11 * ?f30 / ?f173"/>
            <draw:equation draw:name="f175" draw:formula="?f171 * ?f174"/>
            <draw:equation draw:name="f176" draw:formula="?f158 + ?f175"/>
            <draw:equation draw:name="f177" draw:formula="?f168 * ?f174"/>
            <draw:equation draw:name="f178" draw:formula="?f159 + ?f177"/>
            <draw:equation draw:name="f179" draw:formula="if(?f36, ?f25, ?f160)"/>
            <draw:equation draw:name="f180" draw:formula="if(?f36, ?f26, ?f161)"/>
            <draw:equation draw:name="f181" draw:formula="if(?f36, ?f25, ?f162)"/>
            <draw:equation draw:name="f182" draw:formula="if(?f36, ?f26, ?f163)"/>
            <draw:equation draw:name="f183" draw:formula="if(?f36, ?f160, ?f176)"/>
            <draw:equation draw:name="f184" draw:formula="if(?f36, ?f161, ?f178)"/>
            <draw:equation draw:name="f185" draw:formula="if(?f36, ?f162, ?f176)"/>
            <draw:equation draw:name="f186" draw:formula="if(?f36, ?f163, ?f178)"/>
            <draw:equation draw:name="f187" draw:formula="21550000 - ?f2"/>
            <draw:equation draw:name="f188" draw:formula="if(?f187, ?f2, 21550000)"/>
            <draw:equation draw:name="f189" draw:formula="-21550000 - ?f188"/>
            <draw:equation draw:name="f190" draw:formula="if(?f189, -21550000, ?f188)"/>
            <draw:equation draw:name="f191" draw:formula="0 + ?f190"/>
            <draw:equation draw:name="f192" draw:formula="0 + ?f2"/>
            <draw:equation draw:name="f193" draw:formula="?f192 * ?f13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11"/>
            <draw:equation draw:name="f198" draw:formula="sin(?f194)"/>
            <draw:equation draw:name="f199" draw:formula="0 - ?f198"/>
            <draw:equation draw:name="f200" draw:formula="?f199 * ?f30"/>
            <draw:equation draw:name="f201" draw:formula="sqrt(?f197 * ?f197 + ?f200 * ?f200 + 0 * 0)"/>
            <draw:equation draw:name="f202" draw:formula="?f11 * ?f30 / ?f201"/>
            <draw:equation draw:name="f203" draw:formula="?f199 * ?f202"/>
            <draw:equation draw:name="f204" draw:formula="?f19 - ?f203"/>
            <draw:equation draw:name="f205" draw:formula="?f196 * ?f202"/>
            <draw:equation draw:name="f206" draw:formula="?f31 - ?f205"/>
            <draw:equation draw:name="f207" draw:formula="?f204 - ?f11"/>
            <draw:equation draw:name="f208" draw:formula="?f206 - ?f30"/>
            <draw:equation draw:name="f209" draw:formula="?f204 + ?f11"/>
            <draw:equation draw:name="f210" draw:formula="?f206 + ?f30"/>
            <draw:equation draw:name="f211" draw:formula="?f191 + ?f2"/>
            <draw:equation draw:name="f212" draw:formula="?f211 * ?f13 / ?f1"/>
            <draw:equation draw:name="f213" draw:formula="0 - ?f212"/>
            <draw:equation draw:name="f214" draw:formula="cos(?f213)"/>
            <draw:equation draw:name="f215" draw:formula="0 - ?f214"/>
            <draw:equation draw:name="f216" draw:formula="?f215 * ?f11"/>
            <draw:equation draw:name="f217" draw:formula="sin(?f213)"/>
            <draw:equation draw:name="f218" draw:formula="0 - ?f217"/>
            <draw:equation draw:name="f219" draw:formula="?f218 * ?f30"/>
            <draw:equation draw:name="f220" draw:formula="sqrt(?f216 * ?f216 + ?f219 * ?f219 + 0 * 0)"/>
            <draw:equation draw:name="f221" draw:formula="?f11 * ?f30 / ?f220"/>
            <draw:equation draw:name="f222" draw:formula="?f218 * ?f221"/>
            <draw:equation draw:name="f223" draw:formula="?f204 + ?f222"/>
            <draw:equation draw:name="f224" draw:formula="?f215 * ?f221"/>
            <draw:equation draw:name="f225" draw:formula="?f206 + ?f224"/>
            <draw:equation draw:name="f226" draw:formula="if(?f190, ?f19, ?f207)"/>
            <draw:equation draw:name="f227" draw:formula="if(?f190, ?f31, ?f208)"/>
            <draw:equation draw:name="f228" draw:formula="if(?f190, ?f19, ?f209)"/>
            <draw:equation draw:name="f229" draw:formula="if(?f190, ?f31, ?f210)"/>
            <draw:equation draw:name="f230" draw:formula="if(?f190, ?f207, ?f223)"/>
            <draw:equation draw:name="f231" draw:formula="if(?f190, ?f208, ?f225)"/>
            <draw:equation draw:name="f232" draw:formula="if(?f190, ?f209, ?f223)"/>
            <draw:equation draw:name="f233" draw:formula="if(?f190, ?f210, ?f225)"/>
            <draw:equation draw:name="f234" draw:formula="?f2 + ?f190"/>
            <draw:equation draw:name="f235" draw:formula="?f20 - ?f126"/>
            <draw:equation draw:name="f236" draw:formula="?f6 - ?f128"/>
            <draw:equation draw:name="f237" draw:formula="?f235 - ?f11"/>
            <draw:equation draw:name="f238" draw:formula="?f236 - ?f30"/>
            <draw:equation draw:name="f239" draw:formula="?f235 + ?f11"/>
            <draw:equation draw:name="f240" draw:formula="?f236 + ?f30"/>
            <draw:equation draw:name="f241" draw:formula="?f234 + ?f2"/>
            <draw:equation draw:name="f242" draw:formula="?f241 * ?f13 / ?f1"/>
            <draw:equation draw:name="f243" draw:formula="0 - ?f242"/>
            <draw:equation draw:name="f244" draw:formula="cos(?f243)"/>
            <draw:equation draw:name="f245" draw:formula="0 - ?f244"/>
            <draw:equation draw:name="f246" draw:formula="?f245 * ?f11"/>
            <draw:equation draw:name="f247" draw:formula="sin(?f243)"/>
            <draw:equation draw:name="f248" draw:formula="0 - ?f247"/>
            <draw:equation draw:name="f249" draw:formula="?f248 * ?f30"/>
            <draw:equation draw:name="f250" draw:formula="sqrt(?f246 * ?f246 + ?f249 * ?f249 + 0 * 0)"/>
            <draw:equation draw:name="f251" draw:formula="?f11 * ?f30 / ?f250"/>
            <draw:equation draw:name="f252" draw:formula="?f248 * ?f251"/>
            <draw:equation draw:name="f253" draw:formula="?f235 + ?f252"/>
            <draw:equation draw:name="f254" draw:formula="?f245 * ?f251"/>
            <draw:equation draw:name="f255" draw:formula="?f236 + ?f254"/>
            <draw:equation draw:name="f256" draw:formula="if(?f190, ?f20, ?f237)"/>
            <draw:equation draw:name="f257" draw:formula="if(?f190, ?f6, ?f238)"/>
            <draw:equation draw:name="f258" draw:formula="if(?f190, ?f20, ?f239)"/>
            <draw:equation draw:name="f259" draw:formula="if(?f190, ?f6, ?f240)"/>
            <draw:equation draw:name="f260" draw:formula="if(?f190, ?f237, ?f253)"/>
            <draw:equation draw:name="f261" draw:formula="if(?f190, ?f238, ?f255)"/>
            <draw:equation draw:name="f262" draw:formula="if(?f190, ?f239, ?f253)"/>
            <draw:equation draw:name="f263" draw:formula="if(?f190, ?f240, ?f255)"/>
            <draw:equation draw:name="f264" draw:formula="?f22 - ?f203"/>
            <draw:equation draw:name="f265" draw:formula="?f30 - ?f205"/>
            <draw:equation draw:name="f266" draw:formula="?f264 - ?f11"/>
            <draw:equation draw:name="f267" draw:formula="?f265 - ?f30"/>
            <draw:equation draw:name="f268" draw:formula="?f264 + ?f11"/>
            <draw:equation draw:name="f269" draw:formula="?f265 + ?f30"/>
            <draw:equation draw:name="f270" draw:formula="?f264 + ?f222"/>
            <draw:equation draw:name="f271" draw:formula="?f265 + ?f224"/>
            <draw:equation draw:name="f272" draw:formula="if(?f190, ?f22, ?f266)"/>
            <draw:equation draw:name="f273" draw:formula="if(?f190, ?f30, ?f267)"/>
            <draw:equation draw:name="f274" draw:formula="if(?f190, ?f22, ?f268)"/>
            <draw:equation draw:name="f275" draw:formula="if(?f190, ?f30, ?f269)"/>
            <draw:equation draw:name="f276" draw:formula="if(?f190, ?f266, ?f270)"/>
            <draw:equation draw:name="f277" draw:formula="if(?f190, ?f267, ?f271)"/>
            <draw:equation draw:name="f278" draw:formula="if(?f190, ?f268, ?f270)"/>
            <draw:equation draw:name="f279" draw:formula="if(?f190, ?f269, ?f271)"/>
            <draw:equation draw:name="f280" draw:formula="21550000 - -5400000"/>
            <draw:equation draw:name="f281" draw:formula="if(?f280, -5400000, 21550000)"/>
            <draw:equation draw:name="f282" draw:formula="-21550000 - ?f281"/>
            <draw:equation draw:name="f283" draw:formula="if(?f282, -21550000, ?f281)"/>
            <draw:equation draw:name="f284" draw:formula="?f1 + ?f283"/>
            <draw:equation draw:name="f285" draw:formula="?f1 + ?f2"/>
            <draw:equation draw:name="f286" draw:formula="?f285 * ?f13 / ?f1"/>
            <draw:equation draw:name="f287" draw:formula="0 - ?f286"/>
            <draw:equation draw:name="f288" draw:formula="cos(?f287)"/>
            <draw:equation draw:name="f289" draw:formula="0 - ?f288"/>
            <draw:equation draw:name="f290" draw:formula="?f289 * ?f11"/>
            <draw:equation draw:name="f291" draw:formula="sin(?f287)"/>
            <draw:equation draw:name="f292" draw:formula="0 - ?f291"/>
            <draw:equation draw:name="f293" draw:formula="?f292 * ?f30"/>
            <draw:equation draw:name="f294" draw:formula="sqrt(?f290 * ?f290 + ?f293 * ?f293 + 0 * 0)"/>
            <draw:equation draw:name="f295" draw:formula="?f11 * ?f30 / ?f294"/>
            <draw:equation draw:name="f296" draw:formula="?f292 * ?f295"/>
            <draw:equation draw:name="f297" draw:formula="?f23 - ?f296"/>
            <draw:equation draw:name="f298" draw:formula="?f289 * ?f295"/>
            <draw:equation draw:name="f299" draw:formula="?f30 - ?f298"/>
            <draw:equation draw:name="f300" draw:formula="?f297 - ?f11"/>
            <draw:equation draw:name="f301" draw:formula="?f299 - ?f30"/>
            <draw:equation draw:name="f302" draw:formula="?f297 + ?f11"/>
            <draw:equation draw:name="f303" draw:formula="?f299 + ?f30"/>
            <draw:equation draw:name="f304" draw:formula="?f284 + ?f2"/>
            <draw:equation draw:name="f305" draw:formula="?f304 * ?f13 / ?f1"/>
            <draw:equation draw:name="f306" draw:formula="0 - ?f305"/>
            <draw:equation draw:name="f307" draw:formula="cos(?f306)"/>
            <draw:equation draw:name="f308" draw:formula="0 - ?f307"/>
            <draw:equation draw:name="f309" draw:formula="?f308 * ?f11"/>
            <draw:equation draw:name="f310" draw:formula="sin(?f306)"/>
            <draw:equation draw:name="f311" draw:formula="0 - ?f310"/>
            <draw:equation draw:name="f312" draw:formula="?f311 * ?f30"/>
            <draw:equation draw:name="f313" draw:formula="sqrt(?f309 * ?f309 + ?f312 * ?f312 + 0 * 0)"/>
            <draw:equation draw:name="f314" draw:formula="?f11 * ?f30 / ?f313"/>
            <draw:equation draw:name="f315" draw:formula="?f311 * ?f314"/>
            <draw:equation draw:name="f316" draw:formula="?f297 + ?f315"/>
            <draw:equation draw:name="f317" draw:formula="?f308 * ?f314"/>
            <draw:equation draw:name="f318" draw:formula="?f299 + ?f317"/>
            <draw:equation draw:name="f319" draw:formula="if(?f283, ?f23, ?f300)"/>
            <draw:equation draw:name="f320" draw:formula="if(?f283, ?f30, ?f301)"/>
            <draw:equation draw:name="f321" draw:formula="if(?f283, ?f23, ?f302)"/>
            <draw:equation draw:name="f322" draw:formula="if(?f283, ?f30, ?f303)"/>
            <draw:equation draw:name="f323" draw:formula="if(?f283, ?f300, ?f316)"/>
            <draw:equation draw:name="f324" draw:formula="if(?f283, ?f301, ?f318)"/>
            <draw:equation draw:name="f325" draw:formula="if(?f283, ?f302, ?f316)"/>
            <draw:equation draw:name="f326" draw:formula="if(?f283, ?f303, ?f318)"/>
            <draw:equation draw:name="f327" draw:formula="?f21 - ?f49"/>
            <draw:equation draw:name="f328" draw:formula="?f327 - ?f11"/>
            <draw:equation draw:name="f329" draw:formula="?f327 + ?f11"/>
            <draw:equation draw:name="f330" draw:formula="?f327 + ?f68"/>
            <draw:equation draw:name="f331" draw:formula="?f86 + ?f70"/>
            <draw:equation draw:name="f332" draw:formula="if(?f36, ?f21, ?f328)"/>
            <draw:equation draw:name="f333" draw:formula="if(?f36, ?f26, ?f88)"/>
            <draw:equation draw:name="f334" draw:formula="if(?f36, ?f21, ?f329)"/>
            <draw:equation draw:name="f335" draw:formula="if(?f36, ?f26, ?f90)"/>
            <draw:equation draw:name="f336" draw:formula="if(?f36, ?f328, ?f330)"/>
            <draw:equation draw:name="f337" draw:formula="if(?f36, ?f88, ?f331)"/>
            <draw:equation draw:name="f338" draw:formula="if(?f36, ?f329, ?f330)"/>
            <draw:equation draw:name="f339" draw:formula="if(?f36, ?f90, ?f331)"/>
          </draw:enhanced-geometry>
        </draw:custom-shape>
        <draw:frame draw:id="id68" draw:style-name="a393" draw:name="Imagen 7" svg:x="0.54961in" svg:y="4.97759in" svg:width="2.55208in" svg:height="2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los estilos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los estilos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los estilos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los estilos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los estilos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Ana Poveda Garcia Herrero</meta:initial-creator>
    <dc:creator>Ana Poveda Garcia Herrero</dc:creator>
    <meta:creation-date>2021-03-05T16:45:16Z</meta:creation-date>
    <dc:date>2021-03-05T16:51:58Z</dc:date>
    <meta:editing-cycles>1</meta:editing-cycles>
    <meta:editing-duration>PT402S</meta:editing-duration>
    <meta:document-statistic meta:paragraph-count="1" meta:word-count="5"/>
  </office:meta>
</office:document-meta>
</file>